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9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0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5" office:value-type="string">
            <text:p>MN</text:p>
          </table:table-cell>
          <table:table-cell table:style-name="ce26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27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5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style-name="ce5" office:value-type="string">
            <text:p>MN</text:p>
          </table:table-cell>
          <table:table-cell table:style-name="ce5" table:number-columns-repeated="2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4/03/2020</text:date>, <text:time>19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04T19:01:46.11</dc:date>
    <meta:editing-cycles>12</meta:editing-cycles>
    <meta:editing-duration>PT1H46M3S</meta:editing-duration>
    <meta:document-statistic meta:table-count="1" meta:cell-count="7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